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nux Libertine G" svg:font-family="'Linux Libertine G'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 style:font-adornments="Regular" style:font-family-generic="swiss" style:font-pitch="variable"/>
    <style:font-face style:name="Myriad Pro Cond" svg:font-family="'Myriad Pro Cond'" style:font-family-generic="swiss" style:font-pitch="variable"/>
    <style:font-face style:name="Myriad Pro Light" svg:font-family="'Myriad Pro Light'" style:font-family-generic="swiss" style:font-pitch="variable"/>
    <style:font-face style:name="Myriad Pro1" svg:font-family="'Myriad Pro'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_30_1._20_Dark_20_Grey_20_Cover-title">
      <style:graphic-properties draw:auto-grow-height="true" fo:min-height="3.756cm"/>
      <style:paragraph-properties style:writing-mode="lr-tb"/>
    </style:style>
    <style:style style:name="pr2" style:family="presentation" style:parent-style-name="_30_1._20_Dark_20_Grey_20_Cover-outline1">
      <style:graphic-properties fo:min-height="11.93cm"/>
      <style:paragraph-properties style:writing-mode="lr-tb"/>
    </style:style>
    <style:style style:name="pr3" style:family="presentation" style:parent-style-name="_30_1._20_Dark_20_Grey_20_Cover-notes">
      <style:graphic-properties draw:fill-color="#ffffff" draw:auto-grow-height="true" fo:min-height="13.471cm"/>
      <style:paragraph-properties style:writing-mode="lr-tb"/>
    </style:style>
    <style:style style:name="pr4" style:family="presentation" style:parent-style-name="_30_2._20_Dark_20_Grey_20_Body-title">
      <style:graphic-properties draw:auto-grow-height="true" fo:min-height="2cm"/>
      <style:paragraph-properties style:writing-mode="lr-tb"/>
    </style:style>
    <style:style style:name="pr5" style:family="presentation" style:parent-style-name="_30_2._20_Dark_20_Grey_20_Body-outline1">
      <style:graphic-properties fo:min-height="11.93cm"/>
      <style:paragraph-properties style:writing-mode="lr-tb"/>
    </style:style>
    <style:style style:name="pr6" style:family="presentation" style:parent-style-name="_30_2._20_Dark_20_Grey_20_Body-notes">
      <style:graphic-properties draw:fill-color="#ffffff" draw:auto-grow-height="true" fo:min-height="13.4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25cm" fo:margin-bottom="0cm" fo:text-align="start" fo:text-indent="0cm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T1" style:family="text">
      <style:text-properties fo:font-size="3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</office:automatic-styles>
  <office:body>
    <office:presentation>
      <presentation:footer-decl presentation:name="ftr1">Dark Gray Impress Template | Fernando Ribeiro | fribeiro.org</presentation:footer-decl>
      <presentation:date-time-decl presentation:name="dtd1" presentation:source="fixed">2012-02-22</presentation:date-time-decl>
      <draw:page draw:name="page1" draw:style-name="dp1" draw:master-page-name="_30_1._20_Dark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cm" svg:height="3.756cm" svg:x="4.076cm" svg:y="6.395cm" presentation:class="title" presentation:user-transformed="true">
          <draw:text-box>
            <text:p>Présentation SMSI</text:p>
          </draw:text-box>
        </draw:frame>
        <draw:frame presentation:style-name="pr2" draw:text-style-name="P1" draw:layer="layout" svg:width="23cm" svg:height="12.18cm" svg:x="3.75cm" svg:y="9.25cm" presentation:class="outline" presentation:user-transformed="true">
          <draw:text-box>
            <text:list text:style-name="L2">
              <text:list-item>
                <text:p>ISO 27001/2/5</text:p>
                <text:list>
                  <text:list-item>
                    <text:p>Depasse Sylvain<text:tab/></text:p>
                    <text:list>
                      <text:list-item>
                        <text:p>Becode Ch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cm" svg:height="11.5cm" svg:x="2.1cm" svg:y="2.107cm" draw:page-number="1" presentation:class="page"/>
          <draw:frame presentation:style-name="pr3" draw:text-style-name="P2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ISO/IEC?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header>
                <text:p/>
              </text:list-header>
              <text:list-item>
                <text:p>ISO : International Organization for Standardization</text:p>
                <text:p/>
              </text:list-item>
              <text:list-item>
                <text:p>IEC : International Electrotechnical Commission </text:p>
                <text:p/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3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 presentation:user-transformed="true">
          <draw:text-box>
            <text:list text:style-name="L3">
              <text:list-header>
                <text:p text:style-name="P4">C'est quoi la certification ISO ?</text:p>
              </text:list-header>
            </text:list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header>
                <text:p/>
                <text:p><text:span text:style-name="T1">L'International Organization for Standardization définit la certification ISO comme </text:span></text:p>
                <text:p><text:span text:style-name="T1"/></text:p>
                <text:p><text:span text:style-name="T1"><text:s/></text:span><text:span text:style-name="T1">« Une procédure par laquelle une tierce partie donne une assurance écrite qu'un produit, un processus ou un service est conforme aux exigences spécifiées dans un référentiel. »</text:span></text:p>
              </text:list-header>
            </text:list>
          </draw:text-box>
        </draw:frame>
        <presentation:notes draw:style-name="dp4" presentation:use-footer-name="ftr1">
          <draw:page-thumbnail draw:style-name="gr1" draw:layer="layout" svg:width="16.9cm" svg:height="11.5cm" svg:x="2.1cm" svg:y="2.107cm" draw:page-number="3" presentation:class="page"/>
          <draw:frame presentation:style-name="pr6" draw:text-style-name="P3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4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 presentation:user-transformed="true">
          <draw:text-box>
            <text:p>Qui établit les normes ISO ?</text:p>
          </draw:text-box>
        </draw:frame>
        <draw:frame presentation:style-name="pr5" draw:text-style-name="P1" draw:layer="layout" svg:width="25.5cm" svg:height="15.75cm" svg:x="1.2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1">Les normes ISO sont élaborées par des groupes d'experts venant du monde entier, qui forment des groupes plus grands : les comités techniques. Les experts négocient les normes dans leurs moindres détails, y compris leur champ d'application, leurs définitions clés et leur contenu.</text:span></text:p>
              </text:list-header>
            </text:list>
          </draw:text-box>
        </draw:frame>
        <presentation:notes draw:style-name="dp4" presentation:use-footer-name="ftr1">
          <draw:page-thumbnail draw:style-name="gr1" draw:layer="layout" svg:width="16.9cm" svg:height="11.5cm" svg:x="2.1cm" svg:y="2.107cm" draw:page-number="4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5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 presentation:user-transformed="true">
          <draw:text-box>
            <text:p>Pourquoi les normes iso?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header>
                <text:p/>
                <text:p/>
                <text:p/>
                <text:p><text:span text:style-name="T1">Les normes ISO assurent la sécurité et la qualité des produits et des services, facilitent le commerce international et contribuent à l'amélioration de l'environnement dans lequel nous vivons. Elles ont l'avantage d'être Internationales et de permettre un même référencement des critères de certification.</text:span></text:p>
              </text:list-header>
            </text:list>
          </draw:text-box>
        </draw:frame>
        <presentation:notes draw:style-name="dp4" presentation:use-footer-name="ftr1">
          <draw:page-thumbnail draw:style-name="gr1" draw:layer="layout" svg:width="16.9cm" svg:height="11.5cm" svg:x="2.1cm" svg:y="2.107cm" draw:page-number="5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6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 presentation:user-transformed="true">
          <draw:text-box>
            <text:p>ISO 27K ?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header>
                <text:p/>
                <text:p>Dans les textes des normes 27001/2 et 5 que j’ai pu étudier, il est sujet principalement du SMSI ‘système de management de la sécurité de l'information’ dans son intégralité.<text:line-break/></text:p>
                <text:p>Ces formations vous permettent de découvrir certains outils mais aussi d’apprendre à utiliser des méthodoligie em fonction des cas rencontrés.</text:p>
              </text:list-header>
            </text:list>
          </draw:text-box>
        </draw:frame>
        <presentation:notes draw:style-name="dp4" presentation:use-footer-name="ftr1">
          <draw:page-thumbnail draw:style-name="gr1" draw:layer="layout" svg:width="16.9cm" svg:height="11.5cm" svg:x="2.1cm" svg:y="2.107cm" draw:page-number="6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7" draw:style-name="dp3" draw:master-page-name="_30_2._20_Dark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 presentation:user-transformed="true">
          <draw:text-box>
            <text:p>SMSI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header>
                <text:p/>
              </text:list-header>
              <text:list-item>
                <text:p>Un SMSI (en anglais : Information security management system, ou ISMS) est un ensemble de politiques visant la gestion de la sécurité de l'information. </text:p>
              </text:list-item>
              <text:list-item>
                <text:p>Un SMSI doit être efficace à long terme, c’est-à-dire qu'il peut s’adapter aux changements qui ont lieu dans l’environnement interne et externe. </text:p>
              </text:list-item>
              <text:list-item>
                <text:p>Le SMSI permet la gouvernance de la sécurité des systèmes d'information. Il vise à protéger les actifs de votre patrimoine numérique : Le patrimoine matériel ou actifs supports : biens matériels nécessaires au fonctionnement des activités et dont la détérioration pourrait interrompre, diminuer ou altérer l'activité.</text:p>
              </text:list-item>
            </text:list>
          </draw:text-box>
        </draw:frame>
        <presentation:notes draw:style-name="dp4" presentation:use-footer-name="ftr1">
          <draw:page-thumbnail draw:style-name="gr1" draw:layer="layout" svg:width="16.9cm" svg:height="11.5cm" svg:x="2.1cm" svg:y="2.107cm" draw:page-number="7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nux Libertine G" svg:font-family="'Linux Libertine G'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" style:font-adornments="Regular" style:font-family-generic="swiss" style:font-pitch="variable"/>
    <style:font-face style:name="Myriad Pro Cond" svg:font-family="'Myriad Pro Cond'" style:font-family-generic="swiss" style:font-pitch="variable"/>
    <style:font-face style:name="Myriad Pro Light" svg:font-family="'Myriad Pro Light'" style:font-family-generic="swiss" style:font-pitch="variable"/>
    <style:font-face style:name="Myriad Pro1" svg:font-family="'Myriad Pro'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imSun" svg:font-family="SimSun, 宋体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8" draw:display-name="Transparency 18" draw:style="ellipsoid" draw:cx="50%" draw:cy="50%" draw:start="85%" draw:end="80%" draw:angle="0deg" draw:border="0%"/>
    <draw:opacity draw:name="Transparency_20_21" draw:display-name="Transparency 21" draw:style="linear" draw:start="100%" draw:end="0%" draw:angle="0deg" draw:border="0%"/>
    <draw:opacity draw:name="Transparency_20_22" draw:display-name="Transparency 22" draw:style="linear" draw:start="100%" draw:end="50%" draw:angle="0deg" draw:border="0%"/>
    <draw:opacity draw:name="Transparency_20_35" draw:display-name="Transparency 35" draw:style="ellipsoid" draw:cx="50%" draw:cy="50%" draw:start="95%" draw:end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3" fo:font-size="24pt" fo:language="pt" fo:country="PT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loext:opacity="100%" loext:color-lum-mod="100%" loext:color-lum-off="0%" style:text-outline="false" style:text-line-through-style="none" style:text-line-through-type="none" style:font-name="Myriad Pro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3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loext:opacity="100%" loext:color-lum-mod="100%" loext:color-lum-off="0%" style:font-name="Myriad Pro1" fo:font-family="'Myriad Pro'" style:font-family-generic="swiss" style:font-pitch="variable" fo:font-size="8pt" fo:language="pt" fo:country="PT" style:letter-kerning="true" style:font-name-asian="SimSun" style:font-family-asian="SimSun, 宋体" style:font-pitch-asian="variable" style:font-size-asian="8pt" style:language-asian="zh" style:country-asian="CN" style:font-name-complex="Myriad Pro1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loext:opacity="100%" loext:color-lum-mod="100%" loext:color-lum-off="0%" style:font-name="Myriad Pro Cond" fo:font-family="'Myriad Pro Cond'" style:font-family-generic="swiss" style:font-pitch="variable" fo:font-size="36pt" fo:language="pt" fo:country="PT" style:letter-kerning="true" style:font-name-asian="SimSun" style:font-family-asian="SimSun, 宋体" style:font-pitch-asian="variable" style:font-size-asian="36pt" style:language-asian="zh" style:country-asian="CN" style:font-name-complex="Myriad Pro Cond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loext:opacity="100%" loext:color-lum-mod="100%" loext:color-lum-off="0%" style:font-name="Myriad Pro Cond" fo:font-family="'Myriad Pro Cond'" style:font-family-generic="swiss" style:font-pitch="variable" fo:font-size="16pt" fo:language="pt" fo:country="PT" style:letter-kerning="true" style:font-name-asian="SimSun" style:font-family-asian="SimSun, 宋体" style:font-pitch-asian="variable" style:font-size-asian="16pt" style:language-asian="zh" style:country-asian="CN" style:font-name-complex="Myriad Pro Cond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1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1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1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1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loext:opacity="100%" loext:color-lum-mod="100%" loext:color-lum-off="0%"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loext:opacity="100%" loext:color-lum-mod="100%" loext:color-lum-off="0%"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loext:opacity="100%" loext:color-lum-mod="100%" loext:color-lum-off="0%" style:font-name="Myriad Pro1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1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1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1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loext:opacity="100%" loext:color-lum-mod="100%" loext:color-lum-off="0%" style:font-name="Myriad Pro1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loext:opacity="100%" loext:color-lum-mod="100%" loext:color-lum-off="0%" style:font-name="Myriad Pro1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1" fo:font-family="Arial" style:font-family-generic="swiss" fo:font-size="12pt" fo:font-style="italic" fo:font-weight="normal" style:font-name-asian="Mangal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1" fo:font-family="Arial" style:font-family-generic="swiss" fo:font-size="12pt" fo:font-style="italic" fo:font-weight="normal" style:font-name-asian="Mangal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1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1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1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loext:opacity="100%" loext:color-lum-mod="100%" loext:color-lum-off="0%" style:font-name="Myriad Pro Cond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loext:opacity="100%" loext:color-lum-mod="100%" loext:color-lum-off="0%" style:font-name="Myriad Pro1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loext:opacity="100%" loext:color-lum-mod="100%" loext:color-lum-off="0%" style:font-name="Myriad Pro1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1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1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1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1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1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1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1" fo:font-family="'Courier New'" style:font-family-generic="modern" style:font-pitch="fixed" fo:font-size="10pt" fo:font-weight="normal" style:font-name-asian="Courier New1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1" fo:font-family="Arial" style:font-family-generic="swiss" fo:font-size="10pt" fo:font-weight="normal" style:font-name-asian="Mangal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loext:opacity="100%" loext:color-lum-mod="100%" loext:color-lum-off="0%" style:font-name="Myriad Pro Light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loext:opacity="100%" loext:color-lum-mod="100%" loext:color-lum-off="0%" style:font-name="Myriad Pro Cond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1" fo:font-family="'Myriad Pro'" style:font-family-generic="swiss" style:font-pitch="variable" fo:font-size="10pt" fo:font-weight="normal" style:font-weight-asian="normal" style:font-weight-complex="normal"/>
    </style:style>
    <style:style style:name="_30_2._20_Dark_20_Grey_20_Body-background" style:display-name="02. Dark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Dark_20_Grey_20_Body-backgroundobjects" style:display-name="02. Dark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loext:opacity="100%" loext:color-lum-mod="100%" loext:color-lum-off="0%" style:font-name="Open Sans1" fo:font-family="'Open Sans'" style:font-style-name="Regular" style:font-family-generic="swiss" style:font-pitch="variable" fo:font-size="10pt" style:letter-kerning="true"/>
    </style:style>
    <style:style style:name="_30_2._20_Dark_20_Grey_20_Body-notes" style:display-name="02. Dark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Dark_20_Grey_20_Body-outline1" style:display-name="02. Dark Grey Body-outline1" style:family="presentation">
      <style:graphic-properties draw:stroke="none" draw:fill="none" draw:opacity-name="Transparency_20_21" draw:fill-image-width="0cm" draw:fill-image-height="0cm" draw:auto-grow-height="false" draw:fit-to-size="false" style:shrink-to-fit="true">
        <text:list-style style:name="_30_2._20_Dark_20_Grey_20_Body-outline1" style:display-name="02. Dark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5cm" fo:margin-bottom="0cm" fo:text-indent="0cm"/>
      <style:text-properties fo:color="#b2b2b2" loext:opacity="100%" loext:color-lum-mod="100%" loext:color-lum-off="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Dark_20_Grey_20_Body-outline2" style:display-name="02. Dark Grey Body-outline2" style:family="presentation" style:parent-style-name="_30_2._20_Dark_20_Grey_20_Body-outline1">
      <style:paragraph-properties fo:margin-left="0cm" fo:margin-right="0cm" fo:margin-top="0cm" fo:margin-bottom="0.1cm" fo:text-indent="0cm"/>
      <style:text-properties fo:font-size="26pt" style:font-size-asian="28pt" style:font-size-complex="28pt"/>
    </style:style>
    <style:style style:name="_30_2._20_Dark_20_Grey_20_Body-outline3" style:display-name="02. Dark Grey Body-outline3" style:family="presentation" style:parent-style-name="_30_2._20_Dark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Dark_20_Grey_20_Body-outline4" style:display-name="02. Dark Grey Body-outline4" style:family="presentation" style:parent-style-name="_30_2._20_Dark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Dark_20_Grey_20_Body-outline5" style:display-name="02. Dark Grey Body-outline5" style:family="presentation" style:parent-style-name="_30_2._20_Dark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Dark_20_Grey_20_Body-outline6" style:display-name="02. Dark Grey Body-outline6" style:family="presentation" style:parent-style-name="_30_2._20_Dark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Dark_20_Grey_20_Body-outline7" style:display-name="02. Dark Grey Body-outline7" style:family="presentation" style:parent-style-name="_30_2._20_Dark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Dark_20_Grey_20_Body-outline8" style:display-name="02. Dark Grey Body-outline8" style:family="presentation" style:parent-style-name="_30_2._20_Dark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Dark_20_Grey_20_Body-outline9" style:display-name="02. Dark Grey Body-outline9" style:family="presentation" style:parent-style-name="_30_2._20_Dark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Dark_20_Grey_20_Body-subtitle" style:display-name="02. Dark Grey Body-subtitle" style:family="presentation">
      <style:graphic-properties draw:stroke="none" draw:fill="none" draw:fill-image-width="0cm" draw:fill-image-height="0cm" draw:textarea-vertical-align="middle">
        <text:list-style style:name="_30_2._20_Dark_20_Grey_20_Body-subtitle" style:display-name="02. Dark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loext:opacity="10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Dark_20_Grey_20_Body-title" style:display-name="02. Dark Grey Body-title" style:family="presentation">
      <style:graphic-properties draw:stroke="none" draw:fill="none" draw:textarea-vertical-align="middle">
        <text:list-style style:name="_30_2._20_Dark_20_Grey_20_Body-title" style:display-name="02. Dark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background" style:display-name="01. Dark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Dark_20_Grey_20_Cover-backgroundobjects" style:display-name="01. Dark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loext:opacity="100%" loext:color-lum-mod="100%" loext:color-lum-off="0%" style:font-name="Open Sans1" fo:font-family="'Open Sans'" style:font-style-name="Regular" style:font-family-generic="swiss" style:font-pitch="variable" style:letter-kerning="true"/>
    </style:style>
    <style:style style:name="_30_1._20_Dark_20_Grey_20_Cover-notes" style:display-name="01. Dark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outline1" style:display-name="01. Dark Grey Cover-outline1" style:family="presentation">
      <style:graphic-properties draw:stroke="none" draw:fill="none" draw:auto-grow-height="false" draw:fit-to-size="false" style:shrink-to-fit="true">
        <text:list-style style:name="_30_1._20_Dark_20_Grey_20_Cover-outline1" style:display-name="01. Dark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6cm" fo:text-align="end" fo:text-indent="0cm"/>
      <style:text-properties fo:color="#666666" loext:opacity="10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outline2" style:display-name="01. Dark Grey Cover-outline2" style:family="presentation" style:parent-style-name="_30_1._20_Dark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Dark_20_Grey_20_Cover-outline3" style:display-name="01. Dark Grey Cover-outline3" style:family="presentation" style:parent-style-name="_30_1._20_Dark_20_Grey_20_Cover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_30_1._20_Dark_20_Grey_20_Cover-outline4" style:display-name="01. Dark Grey Cover-outline4" style:family="presentation" style:parent-style-name="_30_1._20_Dark_20_Grey_20_Cover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_30_1._20_Dark_20_Grey_20_Cover-outline5" style:display-name="01. Dark Grey Cover-outline5" style:family="presentation" style:parent-style-name="_30_1._20_Dark_20_Grey_20_Cover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6" style:display-name="01. Dark Grey Cover-outline6" style:family="presentation" style:parent-style-name="_30_1._20_Dark_20_Grey_20_Cover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7" style:display-name="01. Dark Grey Cover-outline7" style:family="presentation" style:parent-style-name="_30_1._20_Dark_20_Grey_20_Cover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8" style:display-name="01. Dark Grey Cover-outline8" style:family="presentation" style:parent-style-name="_30_1._20_Dark_20_Grey_20_Cover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9" style:display-name="01. Dark Grey Cover-outline9" style:family="presentation" style:parent-style-name="_30_1._20_Dark_20_Grey_20_Cover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subtitle" style:display-name="01. Dark Grey Cover-subtitle" style:family="presentation">
      <style:graphic-properties draw:stroke="none" draw:fill="none" draw:textarea-vertical-align="middle">
        <text:list-style style:name="_30_1._20_Dark_20_Grey_20_Cover-subtitle" style:display-name="01. Dark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title" style:display-name="01. Dark Grey Cover-title" style:family="presentation">
      <style:graphic-properties draw:stroke="none" draw:fill="none" draw:textarea-vertical-align="middle">
        <text:list-style style:name="_30_1._20_Dark_20_Grey_20_Cover-title" style:display-name="01. Dark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33" loext:opacity="100%" loext:color-lum-mod="100%" loext:color-lum-off="0%" style:text-outline="false" style:text-line-through-style="none" style:text-line-through-type="none" style:font-name="Open Sans1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30_2._20_Dark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9cm" fo:min-width="27.9cm" fo:padding-top="0.05cm" fo:padding-bottom="0.05cm" fo:padding-left="0.05cm" fo:padding-right="0.05cm"/>
    </style:style>
    <style:style style:name="Mpr2" style:family="presentation" style:parent-style-name="_30_2._20_Dark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19.5cm" fo:min-width="26.5cm"/>
    </style:style>
    <style:style style:name="Mpr3" style:family="presentation" style:parent-style-name="_30_2._20_Dark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4" style:family="presentation" style:parent-style-name="_30_2._20_Dark_20_Grey_20_Body-backgroundobjects">
      <style:graphic-properties draw:stroke="none" svg:stroke-color="#ff7f00" draw:fill="solid" draw:fill-color="#ff7f00" draw:textarea-vertical-align="middle" draw:auto-grow-height="false" fo:min-height="2.001cm" fo:min-width="26.25cm"/>
    </style:style>
    <style:style style:name="Mpr5" style:family="presentation" style:parent-style-name="_30_2._20_Dark_20_Grey_20_Body-outline1">
      <style:graphic-properties fo:min-height="12.18cm"/>
      <style:paragraph-properties style:writing-mode="lr-tb"/>
    </style:style>
    <style:style style:name="Mpr6" style:family="presentation" style:parent-style-name="_30_2._20_Dark_20_Grey_20_Bod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_30_2._20_Dark_20_Grey_20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2._20_Dark_20_Grey_20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0_1._20_Dark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9cm" fo:min-width="27.9cm" fo:padding-top="0.05cm" fo:padding-bottom="0.05cm" fo:padding-left="0.05cm" fo:padding-right="0.05cm"/>
    </style:style>
    <style:style style:name="Mpr10" style:family="presentation" style:parent-style-name="_30_1._20_Dark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19.5cm" fo:min-width="26.5cm"/>
    </style:style>
    <style:style style:name="Mpr11" style:family="presentation" style:parent-style-name="_30_1._20_Dark_20_Grey_20_Cover-backgroundobjects">
      <style:graphic-properties draw:stroke="none" svg:stroke-color="#ff7f00" draw:fill="solid" draw:fill-color="#ff7f00" draw:textarea-vertical-align="middle" draw:auto-grow-height="false" fo:min-height="7cm" fo:min-width="24cm"/>
    </style:style>
    <style:style style:name="Mpr12" style:family="presentation" style:parent-style-name="_30_1._20_Dark_20_Grey_20_Cover-outline1">
      <style:graphic-properties fo:min-height="12.18cm"/>
      <style:paragraph-properties style:writing-mode="lr-tb"/>
    </style:style>
    <style:style style:name="Mpr13" style:family="presentation" style:parent-style-name="_30_1._20_Dark_20_Grey_20_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0_1._20_Dark_20_Grey_20_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fefef" draw:opacity="100%" draw:opacity-name="Transparency_20_35"/>
      <style:paragraph-properties fo:text-align="center"/>
    </style:style>
    <style:style style:name="MP6" style:family="paragraph">
      <loext:graphic-properties draw:fill="solid" draw:fill-color="#000000" draw:opacity-name="Transparency_20_18"/>
      <style:paragraph-properties fo:text-align="center"/>
    </style:style>
    <style:style style:name="MP7" style:family="paragraph">
      <loext:graphic-properties draw:fill="solid" draw:fill-color="#bf5f00" draw:opacity-name="Transparency_20_22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MP12" style:family="paragraph">
      <style:paragraph-properties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2pt" style:font-size-asian="14pt" style:font-size-complex="14pt"/>
    </style:style>
    <style:style style:name="MP14" style:family="paragraph">
      <style:paragraph-properties fo:text-align="end" style:writing-mode="lr-tb"/>
      <style:text-properties fo:font-size="12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0_2._20_Dark_20_Grey_20_Body" style:display-name="02. Dark Grey Body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9.5cm" svg:x="0.75cm" svg:y="0.7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0.25cm" svg:height="0.249cm" svg:x="0.5cm" svg:y="3.243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4" draw:text-style-name="MP8" draw:layer="backgroundobjects" svg:width="26.25cm" svg:height="2.001cm" svg:x="0.5cm" svg:y="1.24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Dark_20_Grey_20_Body-title" draw:layer="backgroundobjects" svg:width="25.25cm" svg:height="2cm" svg:x="1.25cm" svg:y="1.249cm" presentation:class="title" presentation:placeholder="true">
        <draw:text-box/>
      </draw:frame>
      <draw:frame presentation:style-name="Mpr5" draw:text-style-name="MP9" draw:layer="backgroundobjects" svg:width="25.5cm" svg:height="15.75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3.25cm" svg:height="0.5cm" svg:x="0.75cm" svg:y="20.4cm" presentation:class="date-time">
        <draw:text-box>
          <text:p text:style-name="MP10"><text:span text:style-name="MT2"><presentation:date-time/></text:span></text:p>
        </draw:text-box>
      </draw:frame>
      <draw:frame presentation:style-name="Mpr6" draw:text-style-name="MP13" draw:layer="backgroundobjects" svg:width="19cm" svg:height="0.5cm" svg:x="4.5cm" svg:y="20.4cm" presentation:class="footer">
        <draw:text-box>
          <text:p text:style-name="MP12"><text:span text:style-name="MT2"><presentation:footer/></text:span></text:p>
        </draw:text-box>
      </draw:frame>
      <draw:frame presentation:style-name="Mpr6" draw:text-style-name="MP15" draw:layer="backgroundobjects" svg:width="3.25cm" svg:height="0.5cm" svg:x="24cm" svg:y="20.4cm" presentation:class="page-number">
        <draw:text-box>
          <text:p text:style-name="MP14"><text:span text:style-name="MT2"><text:page-number>4</text:page-number></text:span></text:p>
        </draw:text-box>
      </draw:frame>
      <presentation:notes style:page-layout-name="PM0">
        <draw:page-thumbnail presentation:style-name="_30_2._20_Dark_20_Grey_20_Body-title" draw:layer="backgroundobjects" svg:width="16.9cm" svg:height="11.5cm" svg:x="2.1cm" svg:y="2.107cm" presentation:class="page"/>
        <draw:frame presentation:style-name="_30_2._20_Dark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1._20_Dark_20_Grey_20_Cover" style:display-name="01. Dark Grey Cover" style:page-layout-name="PM1" draw:style-name="Mdp1">
      <office:forms form:automatic-focus="false" form:apply-design-mode="false"/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6.5cm" svg:height="19.5cm" svg:x="0.75cm" svg:y="0.74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cm" svg:height="7cm" svg:x="3.25cm" svg:y="6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1._20_Dark_20_Grey_20_Cover-title" draw:layer="backgroundobjects" svg:width="23cm" svg:height="3.756cm" svg:x="3.75cm" svg:y="7.244cm" presentation:class="title" presentation:placeholder="true">
        <draw:text-box/>
      </draw:frame>
      <draw:frame presentation:style-name="Mpr12" draw:text-style-name="MP9" draw:layer="backgroundobjects" svg:width="23cm" svg:height="12.18cm" svg:x="3.75cm" svg:y="10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0_1._20_Dark_20_Grey_20_Cover-title" draw:layer="backgroundobjects" svg:width="16.9cm" svg:height="11.5cm" svg:x="2.1cm" svg:y="2.107cm" presentation:class="page"/>
        <draw:frame presentation:style-name="_30_1._20_Dark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3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Fernando Ribeiro</meta:initial-creator>
    <meta:creation-date>2013-02-04T23:59:03.68</meta:creation-date>
    <dc:date>2022-10-12T00:14:55.199000000</dc:date>
    <meta:editing-duration>P1DT9H59M32S</meta:editing-duration>
    <meta:editing-cycles>497</meta:editing-cycles>
    <meta:generator>LibreOffice/7.4.0.3$Windows_X86_64 LibreOffice_project/f85e47c08ddd19c015c0114a68350214f7066f5a</meta:generator>
    <meta:document-statistic meta:object-count="64"/>
  </office:meta>
</office:document-meta>
</file>